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ClientFacad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MixClientFacade.createResolverForExternalInterfac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createDestination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setFilter( Endpoin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sendSync( EndpointResolver resolver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ClientFacade.ServiceMixClientFacade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configureEndpoint( MessageExchange exchange , Endpoint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ClientFacade.createResolverFor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send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createIn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lientFacade.fail( MessageExchange exchange ,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ClientFacade.create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lientFacade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populateExchangeProperties( MessageExchange exchange , Map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MixClientFacade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request(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receive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sendSync(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createRobust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lientFacade.createInOptionalOut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ClientFacade.createInOut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ClientFacade.createInOptional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lientFacade.createResolverForExternal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createInOnly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ClientFacade.ServiceMixClientFacade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createResolverForExternalInterface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createRobustInOnly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ClientFacade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send(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send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request( EndpointResolver resolver , Map exchangeProperties , Map inMessageProperties , Object 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iceMixClientFacade.send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populateMessageProperties( NormalizedMessage message , Map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MixClientFacade.setMarshaler( Pojo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getExchange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lientFacade.createResolverInterfac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send( EndpointResolver resolver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ClientFacade.don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ClientFacade.sendSync( MessageExchange exchang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lientFacade.populateMessage( MessageExchange exchange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lientFacade.resolveEndpointReferen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ClientFacade.fail( MessageExchange exchange , Exception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MixClientFacade.ServiceMixClientFacade( JBIContainer container ,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